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ril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</table:table>
      <table:table table:name="évaluation 2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</table:table-row>
      </table:table>
      <table:table table:name="évaluatio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4:36:36.5085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MacOSX_X86_64 LibreOffice_project/d54a8868f08a7b39642414cf2c8ef2f228f780cf</meta:generator>
    <dc:date>2017-01-20T14:39:29.181857000</dc:date>
    <meta:editing-duration>PT8H44M</meta:editing-duration>
    <meta:editing-cycles>347</meta:editing-cycles>
    <meta:document-statistic meta:table-count="3" meta:cell-count="144" meta:object-count="0"/>
  </office:meta>
</office:document-meta>
</file>